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8cm" svg:stroke-color="#ff6600" draw:marker-start-width="0.455cm" draw:marker-end-width="0.455cm" draw:fill-color="#ffff99" draw:textarea-horizontal-align="justify" draw:textarea-vertical-align="middle" draw:auto-grow-height="false" fo:padding-top="0.165cm" fo:padding-bottom="0.165cm" fo:padding-left="0.29cm" fo:padding-right="0.29cm"/>
    </style:style>
    <style:style style:name="gr4" style:family="graphic" style:parent-style-name="standard">
      <style:graphic-properties svg:stroke-width="0.08cm" svg:stroke-color="#00cc00" draw:marker-start-width="0.455cm" draw:marker-end-width="0.455cm" draw:fill-color="#ccff99" draw:textarea-horizontal-align="justify" draw:textarea-vertical-align="middle" draw:auto-grow-height="fals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6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2cm" svg:height="5.4cm" svg:x="7.653cm" svg:y="4.4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1.3cm" svg:x="7.653cm" svg:y="10.2cm">
          <text:p text:style-name="P1">… <text:s text:c="16"/>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5.4cm" svg:x="6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cm" svg:height="5.2cm" svg:x="6.1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1cm" svg:x="7.753cm" svg:y="10.3cm">
          <text:p text:style-name="P1">M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cm" svg:height="5.2cm" svg:x="15.6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1cm" svg:x="16.753cm" svg:y="10.3cm">
          <text:p text:style-name="P1">M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1cm" svg:x="13.853cm" svg:y="10.3cm">
          <text:p text:style-name="P1">M1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5cm" svg:height="0.962cm" svg:x="6.153cm" svg:y="3.6cm">
          <draw:text-box>
            <text:p><text:span text:style-name="T1">Y</text:span></text:p>
          </draw:text-box>
        </draw:frame>
        <draw:frame draw:style-name="gr6" draw:text-style-name="P2" draw:layer="layout" svg:width="0.9cm" svg:height="0.962cm" svg:x="6.5cm" svg:y="3.338cm">
          <draw:text-box>
            <text:p><text:span text:style-name="T1">T</text:span></text:p>
          </draw:text-box>
        </draw:frame>
        <draw:frame draw:style-name="gr5" draw:text-style-name="P2" draw:layer="layout" svg:width="1cm" svg:height="0.962cm" svg:x="13.153cm" svg:y="3.6cm">
          <draw:text-box>
            <text:p><text:span text:style-name="T1">W</text:span></text:p>
          </draw:text-box>
        </draw:frame>
        <draw:custom-shape draw:style-name="gr7" draw:text-style-name="P1" draw:layer="layout" svg:width="0.5cm" svg:height="11.85cm" draw:transform="rotate (1.5694000633933) translate (7.753cm 12.20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layer="layout" svg:width="5.1cm" svg:height="1.15cm" svg:x="11.153cm" svg:y="12.05cm">
          <draw:text-box>
            <text:p>M2 vectores M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cc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20:32:51.398678217</meta:creation-date>
    <dc:date>2016-10-27T11:37:46.060430215</dc:date>
    <meta:editing-duration>PT14M12S</meta:editing-duration>
    <meta:editing-cycles>3</meta:editing-cycles>
    <meta:generator>LibreOffice/4.2.8.2$Linux_X86_64 LibreOffice_project/420m0$Build-2</meta:generator>
    <meta:document-statistic meta:object-count="13"/>
  </office:meta>
</office:document-meta>
</file>